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116" manifest:media-type="application/vnd.sun.star.oleobject"/>
  <manifest:file-entry manifest:full-path="Obj111" manifest:media-type="application/vnd.sun.star.oleobject"/>
  <manifest:file-entry manifest:full-path="Obj118" manifest:media-type="application/vnd.sun.star.oleobject"/>
  <manifest:file-entry manifest:full-path="meta.xml" manifest:media-type="text/xml"/>
  <manifest:file-entry manifest:full-path="Obj117" manifest:media-type="application/vnd.sun.star.oleobject"/>
  <manifest:file-entry manifest:full-path="Obj119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110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ObjectReplacements/Obj115" manifest:media-type=""/>
  <manifest:file-entry manifest:full-path="ObjectReplacements/Obj114" manifest:media-type=""/>
  <manifest:file-entry manifest:full-path="ObjectReplacements/Obj113" manifest:media-type=""/>
  <manifest:file-entry manifest:full-path="ObjectReplacements/Obj112" manifest:media-type=""/>
  <manifest:file-entry manifest:full-path="ObjectReplacements/Obj118" manifest:media-type=""/>
  <manifest:file-entry manifest:full-path="ObjectReplacements/Obj111" manifest:media-type=""/>
  <manifest:file-entry manifest:full-path="ObjectReplacements/Obj119" manifest:media-type=""/>
  <manifest:file-entry manifest:full-path="ObjectReplacements/Obj117" manifest:media-type=""/>
  <manifest:file-entry manifest:full-path="ObjectReplacements/Obj110" manifest:media-type=""/>
  <manifest:file-entry manifest:full-path="ObjectReplacements/Obj116" manifest:media-type=""/>
  <manifest:file-entry manifest:full-path="Obj114" manifest:media-type="application/vnd.sun.star.oleobject"/>
  <manifest:file-entry manifest:full-path="Obj115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8%"/>
    </style:style>
    <style:style style:name="P2" style:family="paragraph" style:parent-style-name="Standard">
      <style:paragraph-properties fo:margin-top="0in" fo:margin-bottom="0.111in" loext:contextual-spacing="false" fo:line-height="108%"/>
      <style:text-properties officeooo:paragraph-rsid="001545cc"/>
    </style:style>
    <style:style style:name="P3" style:family="paragraph" style:parent-style-name="Standard">
      <style:paragraph-properties fo:margin-top="0in" fo:margin-bottom="0.111in" loext:contextual-spacing="false" fo:line-height="108%"/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P4" style:family="paragraph" style:parent-style-name="Standard">
      <style:paragraph-properties fo:margin-top="0in" fo:margin-bottom="0.111in" loext:contextual-spacing="false" fo:line-height="108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P5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in" fo:margin-bottom="0.111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loext:contextual-spacing="false" fo:line-height="100%"/>
    </style:style>
    <style:style style:name="P9" style:family="paragraph" style:parent-style-name="Standard">
      <style:paragraph-properties fo:margin-top="0in" fo:margin-bottom="0.111in" loext:contextual-spacing="false" fo:line-height="100%"/>
      <style:text-properties officeooo:rsid="001c40b8" officeooo:paragraph-rsid="001c40b8"/>
    </style:style>
    <style:style style:name="P10" style:family="paragraph" style:parent-style-name="Standard" style:master-page-name="Standard">
      <style:paragraph-properties fo:margin-top="0in" fo:margin-bottom="0.111in" loext:contextual-spacing="false" fo:line-height="108%" style:page-number="auto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text-underline-style="solid" style:text-underline-width="auto" style:text-underline-color="font-color" fo:font-weight="bold" officeooo:rsid="001a76df" officeooo:paragraph-rsid="001a76df" style:font-name-asian="Calibri1" style:font-size-asian="16pt" style:font-style-asian="italic" style:font-weight-asian="bold" style:font-name-complex="Calibri1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8%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style:font-name-asian="Calibri1" style:font-weight-asian="bold" style:font-name-complex="Calibri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ff" style:font-name="Calibri" style:font-name-asian="Calibri1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4dbb" style:font-name="Calibri" style:font-name-asian="Calibri1" style:font-name-complex="Calibri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Calibri1" style:font-weight-asian="bold" style:font-name-complex="Calibri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ize="14pt" fo:font-weight="bold" style:font-name-asian="Calibri1" style:font-size-asian="14pt" style:font-weight-asian="bold" style:font-name-complex="Calibri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</style:style>
    <style:style style:name="P30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1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32" style:family="paragraph" style:parent-style-name="Standard">
      <style:paragraph-properties fo:margin-top="0.0693in" fo:margin-bottom="0.0693in" loext:contextual-spacing="false" fo:line-height="100%"/>
    </style:style>
    <style:style style:name="P33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34" style:family="paragraph" style:parent-style-name="Standard">
      <style:paragraph-properties fo:margin-top="0.0835in" fo:margin-bottom="0in" loext:contextual-spacing="false" fo:line-height="100%"/>
    </style:style>
    <style:style style:name="P35" style:family="paragraph" style:parent-style-name="Standard">
      <style:paragraph-properties fo:margin-top="0.0835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5b9bd5" style:font-name="Times New Roman" fo:font-weight="bold" style:font-name-asian="Times New Roman1" style:font-weight-asian="bold" style:font-name-complex="Times New Roman1"/>
    </style:style>
    <style:style style:name="P39" style:family="paragraph" style:parent-style-name="Text_20_body" style:list-style-name="WWNum2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P40" style:family="paragraph" style:parent-style-name="Text_20_body" style:list-style-name="WWNum3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P41" style:family="paragraph" style:parent-style-name="Text_20_body" style:list-style-name="WWNum2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</style:style>
    <style:style style:name="P42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</style:style>
    <style:style style:name="P43" style:family="paragraph" style:parent-style-name="Heading_20_2" style:list-style-name="WWNum1">
      <style:paragraph-properties fo:margin-top="0in" fo:margin-bottom="0in" loext:contextual-spacing="false" fo:line-height="100%"/>
    </style:style>
    <style:style style:name="T1" style:family="text">
      <style:text-properties style:font-name="Times New Roman" fo:font-size="22pt" fo:font-style="italic" fo:font-weight="bold" style:font-name-asian="Times New Roman1" style:font-size-asian="22pt" style:font-style-asian="italic" style:font-weight-asian="bold" style:font-name-complex="Times New Roman1"/>
    </style:style>
    <style:style style:name="T2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T3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Calibri1" style:font-size-asian="22pt" style:font-style-asian="italic" style:font-weight-asian="bold" style:font-name-complex="Calibri1"/>
    </style:style>
    <style:style style:name="T4" style:family="text">
      <style:text-properties style:font-name="Times New Roman" fo:font-size="22pt" style:text-underline-style="solid" style:text-underline-width="auto" style:text-underline-color="font-color" style:font-name-asian="Times New Roman1" style:font-size-asian="22pt" style:font-name-complex="Times New Roman1"/>
    </style:style>
    <style:style style:name="T5" style:family="text">
      <style:text-properties style:font-name="Times New Roman" fo:font-size="22pt" style:text-underline-style="solid" style:text-underline-width="auto" style:text-underline-color="font-color" fo:font-weight="bold" style:font-name-asian="Times New Roman1" style:font-size-asian="22pt" style:font-weight-asian="bold" style:font-name-complex="Times New Roman1"/>
    </style:style>
    <style:style style:name="T6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Calibri1" style:font-size-asian="16pt" style:font-style-asian="italic" style:font-weight-asian="bold" style:font-name-complex="Calibri1" style:font-size-complex="11pt"/>
    </style:style>
    <style:style style:name="T7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T8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 fo:background-color="#ff0000"/>
    </style:style>
    <style:style style:name="T9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style:font-name-asian="Times New Roman1" style:font-size-asian="16pt" style:font-style-asian="italic" style:font-weight-asian="bold" style:font-name-complex="Times New Roman1" style:font-size-complex="11pt"/>
    </style:style>
    <style:style style:name="T10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1" style:family="text">
      <style:text-properties style:font-name="Times New Roman" fo:font-size="16pt" fo:font-style="italic" style:text-underline-style="solid" style:text-underline-width="auto" style:text-underline-color="font-color" fo:font-weight="bold" officeooo:rsid="0016f0c2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fo:font-weight="bold" officeooo:rsid="001782c0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3" style:family="text">
      <style:text-properties style:font-name="Times New Roman" fo:font-size="16pt" style:text-underline-style="solid" style:text-underline-width="auto" style:text-underline-color="font-color" fo:font-weight="bold" fo:background-color="#ffff00" loext:char-shading-value="0" style:font-name-asian="Times New Roman1" style:font-size-asian="16pt" style:font-weight-asian="bold" style:font-name-complex="Times New Roman1"/>
    </style:style>
    <style:style style:name="T14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6pt" style:font-name-asian="Times New Roman1" style:font-size-asian="16pt" style:font-name-complex="Times New Roman1"/>
    </style:style>
    <style:style style:name="T16" style:family="text">
      <style:text-properties style:font-name="Times New Roman" fo:font-size="16pt" fo:font-weight="bold" fo:background-color="#ffff00" loext:char-shading-value="0" style:font-name-asian="Times New Roman1" style:font-size-asian="16pt" style:font-weight-asian="bold" style:font-name-complex="Times New Roman1"/>
    </style:style>
    <style:style style:name="T1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19" style:family="text">
      <style:text-properties style:font-name="Times New Roman" fo:font-size="12pt" style:font-name-asian="Times New Roman1" style:font-size-asian="12pt" style:font-name-complex="Times New Roman1"/>
    </style:style>
    <style:style style:name="T20" style:family="text">
      <style:text-properties style:font-name="Times New Roman" fo:font-size="12pt" style:font-name-asian="Times New Roman1" style:font-size-asian="12pt" style:font-name-complex="Times New Roman1" fo:background-color="#ffffff"/>
    </style:style>
    <style:style style:name="T2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2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 fo:background-color="#ffffff"/>
    </style:style>
    <style:style style:name="T24" style:family="text">
      <style:text-properties style:font-name="Times New Roman" fo:font-size="12pt" fo:font-weight="bold" style:font-name-asian="Times New Roman1" style:font-size-asian="12pt" style:font-weight-asian="bold" style:font-name-complex="Times New Roman1" fo:background-color="#ffffff"/>
    </style:style>
    <style:style style:name="T25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/>
    </style:style>
    <style:style style:name="T26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T27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8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/>
    </style:style>
    <style:style style:name="T29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30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 fo:background-color="#ffffff"/>
    </style:style>
    <style:style style:name="T31" style:family="text">
      <style:text-properties style:font-name="Times New Roman" fo:font-weight="bold" style:font-name-asian="Times New Roman1" style:font-weight-asian="bold" style:font-name-complex="Times New Roman1"/>
    </style:style>
    <style:style style:name="T32" style:family="text">
      <style:text-properties style:font-name="Times New Roman" fo:font-weight="bold" style:font-name-asian="Times New Roman1" style:font-weight-asian="bold" style:font-name-complex="Times New Roman1" fo:background-color="#ffffff"/>
    </style:style>
    <style:style style:name="T33" style:family="text">
      <style:text-properties style:font-name="Times New Roman" style:font-name-asian="Times New Roman1" style:font-name-complex="Times New Roman1"/>
    </style:style>
    <style:style style:name="T34" style:family="text">
      <style:text-properties style:font-name="Times New Roman" style:font-name-asian="Times New Roman1" style:font-name-complex="Times New Roman1" fo:background-color="#ffffff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37" style:family="text">
      <style:text-properties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 fo:background-color="#00ff00"/>
    </style:style>
    <style:style style:name="T38" style:family="text">
      <style:text-properties style:font-name="Times New Roman" fo:font-size="9pt" fo:font-style="italic" style:text-underline-style="solid" style:text-underline-width="auto" style:text-underline-color="font-color" fo:font-weight="bold" style:font-name-asian="Times New Roman1" style:font-size-asian="9pt" style:font-style-asian="italic" style:font-weight-asian="bold" style:font-name-complex="Times New Roman1"/>
    </style:style>
    <style:style style:name="T39" style:family="text">
      <style:text-properties style:font-name="Times New Roman" fo:font-size="9pt" fo:font-style="italic" style:text-underline-style="solid" style:text-underline-width="auto" style:text-underline-color="font-color" fo:font-weight="bold" style:font-name-asian="Times New Roman1" style:font-size-asian="9pt" style:font-style-asian="italic" style:font-weight-asian="bold" style:font-name-complex="Times New Roman1" fo:background-color="#ffffff"/>
    </style:style>
    <style:style style:name="T40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41" style:family="text">
      <style:text-properties style:font-name="Times New Roman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name-complex="Times New Roman1"/>
    </style:style>
    <style:style style:name="T42" style:family="text">
      <style:text-properties style:font-name="Times New Roman" fo:font-size="14pt" style:font-name-asian="Times New Roman1" style:font-size-asian="14pt" style:font-name-complex="Times New Roman1"/>
    </style:style>
    <style:style style:name="T43" style:family="text">
      <style:text-properties style:font-name="Times New Roman" fo:font-size="14pt" fo:font-weight="bold" fo:background-color="#ffff00" loext:char-shading-value="0" style:font-name-asian="Times New Roman1" style:font-size-asian="14pt" style:font-weight-asian="bold" style:font-name-complex="Times New Roman1"/>
    </style:style>
    <style:style style:name="T4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5" style:family="text">
      <style:text-properties style:font-name="Times New Roman" fo:font-size="18pt" style:text-underline-style="solid" style:text-underline-width="auto" style:text-underline-color="font-color" fo:font-weight="bold" fo:background-color="#ffff00" loext:char-shading-value="0" style:font-name-asian="Times New Roman1" style:font-size-asian="18pt" style:font-weight-asian="bold" style:font-name-complex="Times New Roman1"/>
    </style:style>
    <style:style style:name="T46" style:family="text">
      <style:text-properties fo:color="#000000"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 fo:background-color="#ff0000"/>
    </style:style>
    <style:style style:name="T47" style:family="text">
      <style:text-properties fo:color="#000000" style:font-name="Times New Roman" fo:font-size="18pt" style:text-underline-style="solid" style:text-underline-width="auto" style:text-underline-color="font-color" fo:font-weight="bold" fo:background-color="#ffff00" loext:char-shading-value="0" style:font-name-asian="Times New Roman1" style:font-size-asian="18pt" style:font-weight-asian="bold" style:font-name-complex="Times New Roman1"/>
    </style:style>
    <style:style style:name="T48" style:family="text">
      <style:text-properties fo:color="#000000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/>
    </style:style>
    <style:style style:name="T49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50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51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52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53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54" style:family="text">
      <style:text-properties fo:color="#000000" fo:font-size="14pt" fo:font-weight="bold" style:font-name-asian="Calibri1" style:font-size-asian="14pt" style:font-weight-asian="bold" style:font-name-complex="Calibri1" fo:background-color="#00ff00"/>
    </style:style>
    <style:style style:name="T55" style:family="text">
      <style:text-properties fo:color="#000000" fo:font-size="14pt" fo:font-weight="bold" style:font-name-asian="Calibri1" style:font-size-asian="14pt" style:font-weight-asian="bold" style:font-name-complex="Calibri1"/>
    </style:style>
    <style:style style:name="T56" style:family="text">
      <style:text-properties fo:color="#000000" style:font-name="Calibri" fo:font-size="14pt" fo:font-weight="bold" style:font-name-asian="Calibri1" style:font-size-asian="14pt" style:font-weight-asian="bold" style:font-name-complex="Calibri1"/>
    </style:style>
    <style:style style:name="T57" style:family="text">
      <style:text-properties fo:color="#000000" style:font-name="Calibri" fo:font-weight="bold" style:font-name-asian="Calibri1" style:font-weight-asian="bold" style:font-name-complex="Calibri1"/>
    </style:style>
    <style:style style:name="T58" style:family="text">
      <style:text-properties fo:color="#000000" fo:font-size="10pt" fo:font-weight="bold" style:font-name-asian="Calibri1" style:font-size-asian="10pt" style:font-weight-asian="bold" style:font-name-complex="Calibri1" fo:background-color="#ff00ff"/>
    </style:style>
    <style:style style:name="T59" style:family="text">
      <style:text-properties fo:color="#000000" fo:font-weight="bold" style:font-name-asian="Calibri1" style:font-weight-asian="bold" style:font-name-complex="Calibri1"/>
    </style:style>
    <style:style style:name="T60" style:family="text">
      <style:text-properties fo:color="#000000" fo:font-weight="bold" style:font-name-asian="Calibri1" style:font-weight-asian="bold" style:font-name-complex="Calibri1" fo:background-color="#00ff00"/>
    </style:style>
    <style:style style:name="T61" style:family="text">
      <style:text-properties fo:color="#000000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62" style:family="text">
      <style:text-properties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0124732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01a76df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65" style:family="text">
      <style:text-properties fo:font-size="12pt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T66" style:family="text">
      <style:text-properties fo:font-size="12pt" fo:font-weight="bold" style:font-name-asian="Calibri1" style:font-size-asian="12pt" style:font-weight-asian="bold" style:font-name-complex="Calibri1"/>
    </style:style>
    <style:style style:name="T67" style:family="text">
      <style:text-properties fo:color="#0000ff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68" style:family="text">
      <style:text-properties fo:color="#0000ff"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/>
    </style:style>
    <style:style style:name="T69" style:family="text">
      <style:text-properties fo:color="#0000ff"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 fo:background-color="#ffffff"/>
    </style:style>
    <style:style style:name="T70" style:family="text">
      <style:text-properties fo:color="#0000ff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71" style:family="text">
      <style:text-properties fo:color="#0000ff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72" style:family="text">
      <style:text-properties fo:color="#0000ff" style:text-underline-style="solid" style:text-underline-width="auto" style:text-underline-color="font-color" style:font-name-asian="Calibri1" style:font-name-complex="Calibri1"/>
    </style:style>
    <style:style style:name="T73" style:family="text">
      <style:text-properties fo:color="#0000ff" style:font-name-asian="Calibri1" style:font-name-complex="Calibri1"/>
    </style:style>
    <style:style style:name="T74" style:family="text">
      <style:text-properties fo:color="#0000ff" style:font-name="Calibri" style:font-name-asian="Calibri1" style:font-name-complex="Calibri1"/>
    </style:style>
    <style:style style:name="T75" style:family="text">
      <style:text-properties fo:font-weight="bold" style:font-name-asian="Calibri1" style:font-weight-asian="bold" style:font-name-complex="Calibri1"/>
    </style:style>
    <style:style style:name="T76" style:family="text">
      <style:text-properties style:font-name="Calibri" fo:font-weight="bold" style:font-name-asian="Calibri1" style:font-weight-asian="bold" style:font-name-complex="Calibri1"/>
    </style:style>
    <style:style style:name="T77" style:family="text">
      <style:text-properties style:font-name="Calibri" fo:font-size="13pt" style:font-name-asian="F" style:font-size-asian="13pt" style:font-name-complex="F" style:font-size-complex="11pt" fo:background-color="#ffff00"/>
    </style:style>
    <style:style style:name="T78" style:family="text">
      <style:text-properties style:font-name="Calibri" style:font-name-asian="Calibri1" style:font-name-complex="Calibri1"/>
    </style:style>
    <style:style style:name="T79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T80" style:family="text">
      <style:text-properties style:font-name="Calibri" fo:font-size="16pt" fo:font-weight="bold" style:font-name-asian="Calibri1" style:font-size-asian="16pt" style:font-weight-asian="bold" style:font-name-complex="Calibri1"/>
    </style:style>
    <style:style style:name="T81" style:family="text">
      <style:text-properties style:font-name-asian="Calibri1" style:font-name-complex="Calibri1"/>
    </style:style>
    <style:style style:name="T82" style:family="text">
      <style:text-properties fo:color="#0563c1" style:text-underline-style="solid" style:text-underline-width="auto" style:text-underline-color="font-color" style:font-name-asian="Calibri1" style:font-name-complex="Calibri1"/>
    </style:style>
    <style:style style:name="T83" style:family="text">
      <style:text-properties fo:color="#0563c1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84" style:family="text">
      <style:text-properties fo:color="#0563c1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85" style:family="text">
      <style:text-properties fo:color="#0563c1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86" style:family="text">
      <style:text-properties fo:color="#c00000" style:font-name="Times New Roman" fo:font-style="italic" style:text-underline-style="solid" style:text-underline-width="auto" style:text-underline-color="font-color" fo:font-weight="bold" style:font-name-asian="Times New Roman1" style:font-style-asian="italic" style:font-weight-asian="bold" style:font-name-complex="Times New Roman1"/>
    </style:style>
    <style:style style:name="T87" style:family="text">
      <style:text-properties fo:color="#c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/>
    </style:style>
    <style:style style:name="T88" style:family="text">
      <style:text-properties fo:color="#c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fo:background-color="#ffffff"/>
    </style:style>
    <style:style style:name="T89" style:family="text">
      <style:text-properties fo:color="#c00000" style:font-name="Times New Roman" fo:font-size="12pt" fo:font-weight="bold" style:font-name-asian="Times New Roman1" style:font-size-asian="12pt" style:font-weight-asian="bold" style:font-name-complex="Times New Roman1" fo:background-color="#ffffff"/>
    </style:style>
    <style:style style:name="T90" style:family="text">
      <style:text-properties fo:color="#c00000" style:font-name="Times New Roman" fo:font-size="14pt" fo:font-weight="bold" style:font-name-asian="Times New Roman1" style:font-size-asian="14pt" style:font-weight-asian="bold" style:font-name-complex="Times New Roman1" fo:background-color="#ffffff"/>
    </style:style>
    <style:style style:name="T91" style:family="text">
      <style:text-properties fo:font-size="9pt" fo:font-weight="bold" style:font-name-asian="Calibri1" style:font-size-asian="9pt" style:font-weight-asian="bold" style:font-name-complex="Calibri1" style:font-size-complex="11pt"/>
    </style:style>
    <style:style style:name="T92" style:family="text">
      <style:text-properties fo:font-size="9pt" style:font-size-asian="9pt" style:font-size-complex="11pt"/>
    </style:style>
    <style:style style:name="T93" style:family="text">
      <style:text-properties fo:font-size="13pt" fo:font-weight="bold" style:font-name-asian="Calibri1" style:font-size-asian="13pt" style:font-weight-asian="bold" style:font-name-complex="Calibri1" style:font-size-complex="11pt" fo:background-color="#ffff00"/>
    </style:style>
    <style:style style:name="T94" style:family="text">
      <style:text-properties style:use-window-font-color="true" fo:font-size="9pt" fo:language="en" fo:country="US" fo:font-weight="bold" style:letter-kerning="false" style:font-name-asian="Calibri1" style:font-size-asian="9pt" style:language-asian="en" style:country-asian="US" style:font-weight-asian="bold" style:font-name-complex="Calibri1" style:font-size-complex="11pt" style:language-complex="ar" style:country-complex="SA" fo:background-color="#ffffff"/>
    </style:style>
    <style:style style:name="T95" style:family="text">
      <style:text-properties style:use-window-font-color="true" style:font-name="Times New Roman" fo:font-size="16pt" fo:language="en" fo:country="US" fo:font-weight="bold" style:letter-kerning="false" style:font-name-asian="Times New Roman1" style:font-size-asian="16pt" style:language-asian="en" style:country-asian="US" style:font-weight-asian="bold" style:font-name-complex="Times New Roman1" style:font-size-complex="11pt" style:language-complex="ar" style:country-complex="SA" fo:background-color="#ffff00"/>
    </style:style>
    <style:style style:name="T96" style:family="text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T97" style:family="text">
      <style:text-properties style:use-window-font-color="true" style:font-name="Times New Roman" fo:font-size="18pt" fo:language="en" fo:country="US" fo:font-weight="bold" style:letter-kerning="false" style:font-name-asian="Times New Roman1" style:font-size-asian="18pt" style:language-asian="en" style:country-asian="US" style:font-weight-asian="bold" style:font-name-complex="Times New Roman1" style:font-size-complex="11pt" style:language-complex="ar" style:country-complex="SA" fo:background-color="#ffff00"/>
    </style:style>
    <style:style style:name="T98" style:family="text">
      <style:text-properties fo:color="#004dbb" style:font-name-asian="Calibri1" style:font-name-complex="Calibri1"/>
    </style:style>
    <style:style style:name="T99" style:family="text">
      <style:text-properties fo:color="#004dbb" style:font-name="Calibri" style:font-name-asian="Calibri1" style:font-name-complex="Calibri1"/>
    </style:style>
    <style:style style:name="T100" style:family="text">
      <style:text-properties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T101" style:family="text">
      <style:text-properties fo:font-size="16pt" fo:font-weight="bold" fo:background-color="#ffff00" loext:char-shading-value="0" style:font-name-asian="Calibri1" style:font-size-asian="16pt" style:font-weight-asian="bold" style:font-name-complex="Calibri1"/>
    </style:style>
    <style:style style:name="T102" style:family="text">
      <style:text-properties fo:color="#5b9bd5" style:font-name="Times New Roman" fo:font-weight="bold" style:font-name-asian="Times New Roman1" style:font-weight-asian="bold" style:font-name-complex="Times New Roman1"/>
    </style:style>
    <style:style style:name="T103" style:family="text"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T104" style:family="text">
      <style:text-properties fo:font-size="18pt" style:font-size-asian="18pt" style:font-size-complex="11pt" fo:background-color="#ffff00"/>
    </style:style>
    <style:style style:name="T105" style:family="text">
      <style:text-properties style:text-underline-style="non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 text:c="21"/></text:span><text:span text:style-name="T2">htaccess URL rewrite rule</text:span></text:p>
      <text:p text:style-name="P3"/>
      <text:p text:style-name="P1"><text:span text:style-name="T2">Structure:</text:span></text:p>
      <text:p text:style-name="P1"><text:span text:style-name="T3">R</text:span><text:span text:style-name="T6">ewriteRule ^user/([A_Za-z0-9-]+)$ user.php?id=$1 [NC,L] </text:span><text:span text:style-name="T7"><text:s text:c="2"/></text:span></text:p>
      <text:p text:style-name="P1"><text:span text:style-name="T7">….</text:span><text:span text:style-name="T8">Rule</text:span><text:span text:style-name="T7">….. <text:s text:c="4"/>……...</text:span><text:span text:style-name="T8">Condition</text:span><text:span text:style-name="T7">……. <text:s text:c="2"/>……...</text:span><text:span text:style-name="T10">ROUTE </text:span><text:span text:style-name="T11">HIDDEN </text:span><text:span text:style-name="T12">URL</text:span><text:span text:style-name="T9"> </text:span><text:span text:style-name="T46">Work(query String)</text:span><text:span text:style-name="T7">…..</text:span></text:p>
      <text:p text:style-name="P4"/>
      <text:p text:style-name="P1"><text:span text:style-name="T7">Here,</text:span></text:p>
      <text:p text:style-name="P11"><text:span text:style-name="T18">([0-9]+) OR (\w+) OR </text:span><text:span text:style-name="T62">([A_Za-z0-9-]+) <text:s/></text:span><text:span text:style-name="T64">OR (garmany|USA) </text:span><text:span text:style-name="T62">use</text:span><text:span text:style-name="T63">s</text:span><text:span text:style-name="T62"> </text:span><text:span text:style-name="T63">as</text:span><text:span text:style-name="T62"> the query string value like as id=$1 thats menas (---- value ---- ) value under bracket user into id</text:span></text:p>
      <text:p text:style-name="P12"><text:span text:style-name="T105">That’s means on to secound bracket values use as query string value </text:span>ex: <text:span text:style-name="T65">([0-9]+) OR (\w+) OR ([A_Za-z0-9-]+) <text:s/>OR (garmany|USA) </text:span></text:p>
      <text:p text:style-name="P5"/>
      <text:p text:style-name="P1"><text:span text:style-name="T19">1) Create 2 File <text:s/>file.php,index.php in </text:span><text:span text:style-name="T21">htaccess_rewrite_url</text:span><text:span text:style-name="T19"> project</text:span></text:p>
      <text:p text:style-name="P1"><text:span text:style-name="T19">I want to get allow in index.php parameter(</text:span><text:span text:style-name="T21">htaccess_rewrite_url/abc/def/gf</text:span><text:span text:style-name="T19">) then write in then</text:span></text:p>
      <text:p text:style-name="P17"><text:span text:style-name="T19">Create .</text:span><text:span text:style-name="T25">htaccess</text:span><text:span text:style-name="T19">:</text:span></text:p>
      <text:p text:style-name="P29"><text:span text:style-name="T27">RewriteEngine On</text:span></text:p>
      <text:p text:style-name="P29"><text:span text:style-name="T27">#not important RewriteBase every time</text:span></text:p>
      <text:p text:style-name="P29"><text:span text:style-name="T27">RewriteBase /htaccess_rewrite_url/</text:span></text:p>
      <text:p text:style-name="P29"><text:span text:style-name="T27"># ture and false file(!-f) and directory(!-d) (^-carat)</text:span></text:p>
      <text:p text:style-name="P29"><text:span text:style-name="T27">RewriteCond %{REQUEST_FILENAME} !-f</text:span></text:p>
      <text:p text:style-name="P29"><text:span text:style-name="T27">RewriteCond %{REQUEST_FILENAME} !-d</text:span></text:p>
      <text:p text:style-name="P29"><text:span text:style-name="T21">#</text:span><text:span text:style-name="T27">htaccess_rewrite_url/abc/def/gf [QSA= Query String Append, L= Last] [NC= not case sensetive]</text:span></text:p>
      <text:p text:style-name="P29"><text:span text:style-name="T27">RewriteRule ^(.*)$ index.php?url=$1 [QSA,L]</text:span></text:p>
      <text:p text:style-name="P29"><text:span text:style-name="T27"><text:s/>………(OLD URL)…….(NEW URL)……</text:span></text:p>
      <text:p text:style-name="P29"><text:span text:style-name="T27"><text:s/></text:span><text:span text:style-name="T26">Then index.php:</text:span></text:p>
      <text:p text:style-name="P29"><text:span text:style-name="T27">if(isset($_GET['url']))</text:span></text:p>
      <text:p text:style-name="P29"><text:span text:style-name="T27"><text:tab/>{</text:span></text:p>
      <text:p text:style-name="P29"><text:span text:style-name="T27"><text:tab/><text:tab/>echo "&lt;pre&gt;";</text:span></text:p>
      <text:p text:style-name="P29"><text:span text:style-name="T27"><text:tab/><text:tab/>print_r($_GET);</text:span></text:p>
      <text:p text:style-name="P29"><text:span text:style-name="T27"><text:tab/><text:tab/> $url = $_GET['url'];</text:span></text:p>
      <text:p text:style-name="P29"><text:span text:style-name="T27"><text:tab/><text:tab/>$url = explode("/",$url);</text:span></text:p>
      <text:p text:style-name="P29"><text:span text:style-name="T27"><text:tab/><text:tab/>print_r($url);</text:span></text:p>
      <text:p text:style-name="P29"><text:span text:style-name="T27"><text:tab/>}</text:span></text:p>
      <text:p text:style-name="P6"><text:soft-page-break/></text:p>
      <text:p text:style-name="P2"><text:span text:style-name="T19">2) <text:s/>Create 3 File text.php ,user.php, .htaccess in </text:span><text:span text:style-name="T22">2.rewrite_rule</text:span><text:span text:style-name="T19"> </text:span><text:span text:style-name="T31"><text:s/></text:span><text:span text:style-name="T33">project</text:span><text:span text:style-name="T19"><text:line-break/><text:line-break/></text:span><text:span text:style-name="T33">OLD Right now our URL is: </text:span><text:a xlink:type="simple" xlink:href="http://localhost:7331/url_rewrite_in_php/user.php?id=7" text:style-name="ListLabel_20_152" text:visited-style-name="ListLabel_20_152"><text:span text:style-name="ListLabel_20_1"><text:span text:style-name="T67">http://localhost:7331/url_rewrite_in_php/user.php?id=7</text:span></text:span></text:a></text:p>
      <text:p text:style-name="P1"><text:span text:style-name="T33">(NEW) I want to convert my URL is : : </text:span><text:a xlink:type="simple" xlink:href="http://localhost:7331/url_rewrite_in_php/user/7" text:style-name="ListLabel_20_152" text:visited-style-name="ListLabel_20_152"><text:span text:style-name="ListLabel_20_1"><text:span text:style-name="T67">http://localhost:7331/url_rewrite_in_php/user/7</text:span></text:span></text:a></text:p>
      <text:p text:style-name="P1"><text:span text:style-name="T33">Old &lt;a&gt; write in text.php : &lt;a href=’user.php?id=7’&gt; ITEM 1 &lt;/a&gt;</text:span></text:p>
      <text:p text:style-name="P1"><text:span text:style-name="T33">(NEW) Latest angar link in text.php: <text:s/>&lt;a href=’user/7’&gt; ITEM 1 &lt;/a&gt;</text:span></text:p>
      <text:p text:style-name="P1"><text:span text:style-name="T19">Create .htaccess:</text:span></text:p>
      <text:p text:style-name="P11"><text:span text:style-name="T31">RewriteEngine On</text:span></text:p>
      <text:p text:style-name="P11"><text:span text:style-name="T31">RewriteBase /url_rewrite_in_php/</text:span></text:p>
      <text:p text:style-name="P11"><text:span text:style-name="T75">RewriteRule ^user/([0-9]+)$ user.php?id=$1 [NC,L] OR</text:span></text:p>
      <text:p text:style-name="P11"><text:span text:style-name="T75">RewriteRule ^</text:span><text:bookmark-start text:name="__DdeLink__426_471843959"/><text:span text:style-name="T75">user/</text:span><text:bookmark-end text:name="__DdeLink__426_471843959"/><text:span text:style-name="T81"> </text:span><text:span text:style-name="T75">(\w+) $ user.php?id=$1 [NC,L] OR</text:span></text:p>
      <text:p text:style-name="P11"><text:span text:style-name="T75">RewriteRule ^user/([A_Za-z0-9-]+)$ user.php?id=$1 [NC,L] </text:span></text:p>
      <text:p text:style-name="P18">…………………………………………………………………………………………………………………………………………………………………………………………………………………...</text:p>
      <text:p text:style-name="P11"><text:span text:style-name="T75">[NB: ([A_Za-z0-9-]+) user for string and number] </text:span></text:p>
      <text:p text:style-name="P11"><text:span text:style-name="T75">[NB : ([0-9]+) user for only number ]</text:span></text:p>
      <text:p text:style-name="P11"><text:span text:style-name="T75"/></text:p>
      <text:p text:style-name="P11"><text:span text:style-name="T75">#SAME RULE.........</text:span></text:p>
      <text:p text:style-name="P11"><text:span text:style-name="T75">#RewriteRule ^(user)$ user.php</text:span></text:p>
      <text:p text:style-name="P11"><text:span text:style-name="T75">#RewriteRule ^user?$ user.php</text:span></text:p>
      <text:p text:style-name="P11"><text:span text:style-name="T75">#RewriteRule ^user$ user.php</text:span></text:p>
      <text:p text:style-name="P7"/>
      <text:p text:style-name="P7"/>
      <text:p text:style-name="P7"/>
      <text:p text:style-name="P7"/>
      <text:p text:style-name="P1"><text:span text:style-name="T19">3) <text:s/>Create 3 File text.php ,user.php, .htaccess in </text:span><text:span text:style-name="T22">3.url_rewrite_in_php(id_catName)</text:span><text:span text:style-name="T31"> </text:span><text:span text:style-name="T33">project</text:span><text:span text:style-name="T19"><text:line-break/><text:line-break/></text:span><text:span text:style-name="T33">(OLD)Right now our URL is: </text:span><text:a xlink:type="simple" xlink:href="http://localhost:7331/url_rewrite_in_php/user.php?id=7&amp;cat_nam=himel" text:style-name="ListLabel_20_154" text:visited-style-name="ListLabel_20_154"><text:span text:style-name="ListLabel_20_2"><text:span text:style-name="T67">http://localhost:7331/url_rewrite_in_php/user.php?id=7</text:span></text:span></text:a><text:a xlink:type="simple" xlink:href="http://localhost:7331/url_rewrite_in_php/user.php?id=7&amp;cat_nam=himel" text:style-name="ListLabel_20_154" text:visited-style-name="ListLabel_20_154"><text:span text:style-name="ListLabel_20_2"><text:span text:style-name="T82">&amp;cat_nam=himel</text:span></text:span></text:a></text:p>
      <text:p text:style-name="P1"><text:span text:style-name="T33">(NEW)I want to convert my URL is : : </text:span><text:a xlink:type="simple" xlink:href="http://localhost:7331/url_rewrite_in_php/user/7/himel" text:style-name="ListLabel_20_154" text:visited-style-name="ListLabel_20_154"><text:span text:style-name="ListLabel_20_2"><text:span text:style-name="T67">http://localhost:7331/url_rewrite_in_php/user/7/</text:span></text:span></text:a><text:a xlink:type="simple" xlink:href="http://localhost:7331/url_rewrite_in_php/user/7/himel" text:style-name="ListLabel_20_154" text:visited-style-name="ListLabel_20_154"><text:span text:style-name="ListLabel_20_2"><text:span text:style-name="T82">himel</text:span></text:span></text:a></text:p>
      <text:p text:style-name="P1"><text:span text:style-name="T33">(Old) &lt;a&gt; write in text.php : &lt;a href=’user.php?id=1&amp;cat_nam=himel’&gt; ITEM 1 &lt;/a&gt;</text:span></text:p>
      <text:p text:style-name="P1"><text:span text:style-name="T33">(NEW)Latest angar link in text.php: <text:s/>&lt;a href=’user/1/himel’&gt; ITEM 1 &lt;/a&gt;</text:span></text:p>
      <text:p text:style-name="P1"><text:span text:style-name="T33">Create .htaccess:</text:span></text:p>
      <text:p text:style-name="P8"><text:span text:style-name="T31">RewriteEngine On</text:span></text:p>
      <text:p text:style-name="P8"><text:span text:style-name="T31">RewriteBase /url_rewrite_in_php/</text:span></text:p>
      <text:p text:style-name="P29"><text:span text:style-name="T27"># ture and false file(!-f) and directory(!-d) (^-carat)</text:span></text:p>
      <text:p text:style-name="P29"><text:span text:style-name="T27">RewriteCond %{REQUEST_FILENAME} !-f</text:span></text:p>
      <text:p text:style-name="P29"><text:soft-page-break/><text:span text:style-name="T27">RewriteCond %{REQUEST_FILENAME} !-d</text:span></text:p>
      <text:p text:style-name="P30"/>
      <text:p text:style-name="P8"><text:span text:style-name="T75">RewriteRule ^user/</text:span><text:span text:style-name="T81"> </text:span><text:span text:style-name="T75">(\w+)/</text:span><text:span text:style-name="T81"> </text:span><text:span text:style-name="T75">(\w+) $ user.php?id=$1&amp;cat_name=$2 [NC,L]</text:span></text:p>
      <text:p text:style-name="P9"><text:span text:style-name="T76">OR</text:span></text:p>
      <text:p text:style-name="P8"><text:span text:style-name="T75">RewriteRule <text:s/>^user/([A_Za-z0-9-]+)/([A_Za-z0-9-]+)$ user.php?id=$1&amp;cat_name=$2 [NC,L]</text:span></text:p>
      <text:p text:style-name="P7"/>
      <text:p text:style-name="P1"><text:span text:style-name="T19">4) <text:s/>Create 2 Filse index.php ,news.php, .htaccess in </text:span><text:span text:style-name="T21">4.htaccess_rewrite_url_dot_html </text:span><text:span text:style-name="T33">project</text:span><text:span text:style-name="T19"><text:line-break/><text:line-break/>OLD Right now our URL is: </text:span><text:a xlink:type="simple" xlink:href="http://localhost:7331/ htaccess_rewrite_url_dot_html /news.php?id=7&quot;/news.php?id=7" text:style-name="ListLabel_20_155" text:visited-style-name="ListLabel_20_155"><text:span text:style-name="Internet_20_link"><text:span text:style-name="T35">http://localhost:7331/</text:span></text:span></text:a><text:a xlink:type="simple" xlink:href="http://localhost:7331/ htaccess_rewrite_url_dot_html /news.php?id=7&quot;/news.php?id=7" text:style-name="ListLabel_20_155" text:visited-style-name="ListLabel_20_155"><text:span text:style-name="Internet_20_link"><text:span text:style-name="T29"> HYPERLINK "http://localhost:7331/%20htaccess_rewrite_url_dot_html%20/news.php?id=7" </text:span></text:span></text:a><text:a xlink:type="simple" xlink:href="http://localhost:7331/ htaccess_rewrite_url_dot_html /news.php?id=7&quot;/news.php?id=7" text:style-name="ListLabel_20_155" text:visited-style-name="ListLabel_20_155"><text:span text:style-name="Internet_20_link"><text:span text:style-name="T35">"http://localhost:7331/%20htaccess_rewrite_url_dot_html%20/news.php?id=7"/news.php?id=7</text:span></text:span></text:a></text:p>
      <text:p text:style-name="P1"><text:span text:style-name="T19">NEW I want to convert my URL is : : </text:span><text:a xlink:type="simple" xlink:href="http://localhost:7331/ htaccess_rewrite_url_dot_html /news/7" text:style-name="ListLabel_20_157" text:visited-style-name="ListLabel_20_157"><text:span text:style-name="ListLabel_20_5"><text:span text:style-name="T83">http://localhost:7331/</text:span></text:span></text:a><text:a xlink:type="simple" xlink:href="http://localhost:7331/ htaccess_rewrite_url_dot_html /news/7" text:style-name="ListLabel_20_157" text:visited-style-name="ListLabel_20_157"><text:span text:style-name="ListLabel_20_5"><text:span text:style-name="T84"> HYPERLINK "http://localhost:7331/%20htaccess_rewrite_url_dot_html%20/news/7" htaccess_rewrite_url_dot_html </text:span></text:span></text:a><text:a xlink:type="simple" xlink:href="http://localhost:7331/ htaccess_rewrite_url_dot_html /news/7" text:style-name="ListLabel_20_157" text:visited-style-name="ListLabel_20_157"><text:span text:style-name="ListLabel_20_5"><text:span text:style-name="T83"><text:s/>HYPERLINK "http://localhost:7331/%20htaccess_rewrite_url_dot_html%20/news/7"/news/7</text:span></text:span></text:a><text:span text:style-name="T36">.</text:span><text:span text:style-name="T37">htm</text:span><text:span text:style-name="T36">l</text:span></text:p>
      <text:p text:style-name="P1"><text:span text:style-name="T19">Old &lt;a&gt; write in index.php : &lt;a href=</text:span><text:span text:style-name="T81"> ‘</text:span><text:span text:style-name="T19">news.php?id=7’&gt; ITEM 1 &lt;/a&gt;</text:span></text:p>
      <text:p text:style-name="P1"><text:span text:style-name="T19">NEW Latest angar link in index.php: <text:s/>&lt;a href= ‘news /7.html’&gt; ITEM 1 &lt;/a&gt;</text:span></text:p>
      <text:p text:style-name="P1"><text:span text:style-name="T19">Create .htaccess:</text:span></text:p>
      <text:p text:style-name="P11"><text:span text:style-name="T75">RewriteEngine On</text:span></text:p>
      <text:p text:style-name="P11"><text:span text:style-name="T75">#this rewritebase name not importent that is oftional</text:span></text:p>
      <text:p text:style-name="P11"><text:span text:style-name="T75">RewriteBase /htaccess_rewrite_url_dot_html/</text:span></text:p>
      <text:p text:style-name="P18"/>
      <text:p text:style-name="P11"><text:span text:style-name="T75">#CLEAN URL......(^ carat) [NC = NOT CASH SENSETIVE]</text:span></text:p>
      <text:p text:style-name="P11"><text:span text:style-name="T75">RewriteRule ^news/([0-9]+)\.html$ news.php?id=$1 [NC,L] OR</text:span></text:p>
      <text:p text:style-name="P11"><text:span text:style-name="T75">RewriteRule ^news/(\w+)\.html$ news.php?id=$1 [NC,L] OR</text:span></text:p>
      <text:p text:style-name="P11"><text:span text:style-name="T75">RewriteRule ^news/([A_Za-z0-9-]+)\.html$ news.php?id=$1 [NC,L] OR</text:span></text:p>
      <text:p text:style-name="P21"/>
      <text:p text:style-name="P18"/>
      <text:p text:style-name="P1"><text:span text:style-name="T75">5)</text:span><text:span text:style-name="T19"> Create 2 Filse index.php , file.php, .htaccess in </text:span><text:span text:style-name="T31">htaccess_rewrite_url_dot_html </text:span><text:span text:style-name="T33">project</text:span><text:span text:style-name="T19"><text:line-break/><text:line-break/></text:span><text:span text:style-name="T33">OLD Right now our URL is: </text:span><text:a xlink:type="simple" xlink:href="http://localhost:7331/htaccess_rewrite_url_dot_html/file.php?id=10&amp;cat_id=12" text:style-name="ListLabel_20_161" text:visited-style-name="ListLabel_20_161"><text:span text:style-name="ListLabel_20_9"><text:span text:style-name="T68">http://localhost:7331/htaccess_rewrite_url_dot_html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70">/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86">file.php?id=10&amp;cat_id=12</text:span></text:span></text:a></text:p>
      <text:p text:style-name="P1"><text:span text:style-name="T33">NEW I want to convert my URL is : : </text:span><text:a xlink:type="simple" xlink:href="http://localhost:7331/" text:style-name="ListLabel_20_162" text:visited-style-name="ListLabel_20_162"><text:span text:style-name="ListLabel_20_7"><text:span text:style-name="T68">http://localhost:7331/</text:span></text:span></text:a><text:span text:style-name="T38"> htaccess_rewrite_url_dot_html </text:span><text:span text:style-name="T86">/</text:span><text:span text:style-name="T87">file/10/12.html</text:span></text:p>
      <text:p text:style-name="P1"><text:span text:style-name="T33">Old &lt;a&gt; write in index.php </text:span><text:span text:style-name="T31">&lt;a href="file.php?id=10&amp;cat_id=12" target="_blank"&gt;FILE PAGE&lt;/a&gt;</text:span></text:p>
      <text:p text:style-name="P1"><text:span text:style-name="T33">Latest angar link in index.php: <text:s/></text:span><text:span text:style-name="T31">&lt;a href="file/10/12.html" target="_blank"&gt;FILE PAGE&lt;/a&gt;&lt;br&gt;</text:span></text:p>
      <text:p text:style-name="P6"/>
      <text:p text:style-name="P1"><text:span text:style-name="T19">Create .htaccess:</text:span></text:p>
      <text:p text:style-name="P11"><text:span text:style-name="T75">RewriteEngine On</text:span></text:p>
      <text:p text:style-name="P11"><text:span text:style-name="T75">#this rewritebase name not importent that is oftional</text:span></text:p>
      <text:p text:style-name="P11"><text:soft-page-break/><text:span text:style-name="T75">RewriteBase /htaccess_rewrite_url_dot_html/</text:span></text:p>
      <text:p text:style-name="P11"><text:span text:style-name="T75">#[NC = Not Casesencetive]</text:span></text:p>
      <text:p text:style-name="P11"><text:span text:style-name="T75">#CLEAN URL......(^ carat)</text:span></text:p>
      <text:p text:style-name="P11"><text:span text:style-name="T75">RewriteRule ^file/([0-9]+)/([0-9]+)\.html$ file.php?id=$1</text:span><text:bookmark-start text:name="__DdeLink__460_4110007876"/><text:span text:style-name="T75">&amp;cat_id=$2</text:span><text:bookmark-end text:name="__DdeLink__460_4110007876"/><text:span text:style-name="T75"> [NC,L]</text:span></text:p>
      <text:p text:style-name="P11"><text:span text:style-name="T75">OR</text:span></text:p>
      <text:p text:style-name="P11"><text:span text:style-name="T75">RewriteRule ^([A_Za-z0-9-]+)/([A-Za-z0-9-=]+)\.html$ news.php?id=$1&amp;cat_id=$2 [NC,L] </text:span></text:p>
      <text:p text:style-name="P18"/>
      <text:p text:style-name="P1"><text:span text:style-name="T75">6)</text:span><text:span text:style-name="T19"> </text:span><text:span text:style-name="T20">Create 2 Filse index.php , file.php, .htaccess in </text:span><text:span text:style-name="T32">htaccess_rewrite_url_dot_html </text:span><text:span text:style-name="T34">project</text:span><text:span text:style-name="T20"><text:line-break/><text:line-break/></text:span><text:span text:style-name="T34">OLD Right now our URL is: </text:span><text:a xlink:type="simple" xlink:href="http://localhost:7331/htaccess_rewrite_url_dot_html/file.php?id=10&amp;pages=12" text:style-name="ListLabel_20_164" text:visited-style-name="ListLabel_20_164"><text:span text:style-name="ListLabel_20_10"><text:span text:style-name="T69">http://localhost:7331/htaccess_rewrite_url_dot_html</text:span></text:span></text:a><text:a xlink:type="simple" xlink:href="http://localhost:7331/htaccess_rewrite_url_dot_html/file.php?id=10&amp;pages=12" text:style-name="ListLabel_20_164" text:visited-style-name="ListLabel_20_164"><text:span text:style-name="ListLabel_20_10"><text:span text:style-name="T88">/file.php?id=10&amp;pages=12</text:span></text:span></text:a></text:p>
      <text:p text:style-name="P1"><text:span text:style-name="T34">NEW I want to convert my URL is : : </text:span><text:a xlink:type="simple" xlink:href="http://localhost:7331/" text:style-name="ListLabel_20_165" text:visited-style-name="ListLabel_20_165"><text:span text:style-name="ListLabel_20_7"><text:span text:style-name="T69">http://localhost:7331/</text:span></text:span></text:a><text:span text:style-name="T39"> htaccess_rewrite_url_dot_html </text:span><text:span text:style-name="T30">/</text:span><text:span text:style-name="T88">file/id/10/pages/12.html</text:span></text:p>
      <text:p text:style-name="P1"><text:span text:style-name="T34">Old &lt;a&gt; write in index.php &lt;a href="</text:span><text:span text:style-name="T89">file.php?id=10&amp;pages=12</text:span><text:span text:style-name="T34">" target="_blank"&gt;FILE PAGE&lt;/a</text:span></text:p>
      <text:p text:style-name="P1"><text:span text:style-name="T34">Latest angar link in index.php: <text:s/>&lt;a href</text:span><text:span text:style-name="T90">="</text:span><text:span text:style-name="T88"> </text:span><text:span text:style-name="T90">file/id/10/pages/12.html</text:span><text:span text:style-name="T34">" target="_blank"&gt;FILE PAGE&lt;/a&gt;&lt;br&gt;</text:span></text:p>
      <text:p text:style-name="P1"><text:span text:style-name="T19">Create .htaccess:</text:span></text:p>
      <text:p text:style-name="P11"><text:span text:style-name="T75">RewriteEngine On</text:span></text:p>
      <text:p text:style-name="P11"><text:span text:style-name="T75">#this rewritebase name not importent that is oftional</text:span></text:p>
      <text:p text:style-name="P11"><text:span text:style-name="T75">RewriteBase /htaccess_rewrite_url_dot_html/</text:span></text:p>
      <text:p text:style-name="P18"/>
      <text:p text:style-name="P11"><text:span text:style-name="T75">#CLEAN URL......(^ carat)</text:span></text:p>
      <text:p text:style-name="P11"><text:span text:style-name="T75">RewriteRule ^file/id/([0-9]+)/</text:span><text:span text:style-name="T81"> </text:span><text:span text:style-name="T75">pages/([0-9]+)\.html$ file.php?id=$1&amp;pages=$2 [NC,L]</text:span></text:p>
      <text:p text:style-name="P21"/>
      <text:p text:style-name="P21"/>
      <text:p text:style-name="P11"><text:span text:style-name="T75">ex:</text:span></text:p>
      <text:p text:style-name="P11"><text:span text:style-name="T91">RewriteRule ^file/id/([0-9]+)/ pages/([0-9]+)\.html$ file.php?id=$1&amp;pages=$2 [NC,L]</text:span></text:p>
      <text:p text:style-name="P11"><text:span text:style-name="T91"><text:s text:c="20"/>----------Condition--------------------------- <text:s text:c="4"/>---------------Work----------------</text:span></text:p>
      <text:p text:style-name="P18"/>
      <text:p text:style-name="P11"><text:span text:style-name="T93">6.1) Very Important:</text:span></text:p>
      <text:p text:style-name="P18"/>
      <text:p text:style-name="P1"><text:span text:style-name="T20">Create 2 Filse index.php , file.php, .htaccess in </text:span><text:span text:style-name="T23">2.2.htacces_add_multiple_query_string_in_menually</text:span><text:span text:style-name="T24"> </text:span><text:span text:style-name="T34">project</text:span><text:span text:style-name="T20"><text:line-break/></text:span></text:p>
      <text:p text:style-name="P1"><text:span text:style-name="T20">1) </text:span><text:span text:style-name="T23">Add Menually query string:</text:span></text:p>
      <text:p text:style-name="P1"><text:span text:style-name="T94">RewriteRule ^user/([A_Za-z0-9-]+)$ user.php?id=$1&amp;cloud=cloudOne&amp;name=Himel [NC,L]</text:span></text:p>
      <text:p text:style-name="P1"><text:span text:style-name="T94"><text:s text:c="88"/>----------- Menual query string----</text:span></text:p>
      <text:p text:style-name="P1"><text:span text:style-name="T94">Action: </text:span></text:p>
      <text:p text:style-name="P1"><text:span text:style-name="T94">&lt;a href="user/10" target="_blank"&gt; Item &lt;?php echo $i; ?&gt;&lt;/a&gt;</text:span></text:p>
      <text:p text:style-name="P1"><text:span text:style-name="T94">2) Single rewriteRule use Multile Action:</text:span></text:p>
      <text:p text:style-name="P1"><text:soft-page-break/><text:span text:style-name="T94">RewriteRule ^user/(garmany|USA)/([A_Za-z0-9-]+)/([A_Za-z0-9-]+)$ user.php?id=$1&amp;county=$2&amp;cloud=GOOGLE [NC,L]</text:span></text:p>
      <text:p text:style-name="P1"><text:span text:style-name="T94">Action: </text:span></text:p>
      <text:p text:style-name="P1"><text:span text:style-name="T94">&lt;a href="user/garmany/100/&lt;?php echo "Germany"; ?&gt;" target="_blank"&gt; Garmany &lt;?php echo $i; ?&gt;&lt;/a&gt;</text:span></text:p>
      <text:p text:style-name="P1"><text:span text:style-name="T94">&lt;a href="user/usa/120/&lt;?php echo "USA"; ?&gt;" target="_blank"&gt; USA &lt;?php echo $i; ?&gt;&lt;/a&gt;<text:tab/></text:span></text:p>
      <text:p text:style-name="P1"><text:span text:style-name="T94"><text:s/></text:span><text:span text:style-name="T20"><text:line-break/></text:span></text:p>
      <text:p text:style-name="P18"/>
      <text:p text:style-name="P18"/>
      <text:p text:style-name="P18"/>
      <text:p text:style-name="P18"/>
      <text:p text:style-name="P11"><text:span text:style-name="T75">7) </text:span><text:span text:style-name="T66">Only Value get:</text:span></text:p>
      <text:p text:style-name="P18"/>
      <text:p text:style-name="P11"><text:span text:style-name="T81">NEW URL: </text:span><text:a xlink:type="simple" xlink:href="http://localhost/htaccess_url_rewrite_blog/2010/" text:style-name="ListLabel_20_166" text:visited-style-name="ListLabel_20_166"><text:span text:style-name="ListLabel_20_11"><text:span text:style-name="T72">http://localhost/htaccess_url_rewrite_blog/2010/</text:span></text:span></text:a></text:p>
      <text:p text:style-name="P19"/>
      <text:p text:style-name="P11"><text:span text:style-name="T81">New anker link = <text:s/>&lt;a href='2010/'&gt; link 1 &lt;/a&gt;</text:span></text:p>
      <text:p text:style-name="P18"/>
      <text:p text:style-name="P11"><text:span text:style-name="T75">Create .htaccess:</text:span></text:p>
      <text:p text:style-name="P18"/>
      <text:p text:style-name="P11"><text:span text:style-name="T75">RewriteEngine On</text:span></text:p>
      <text:p text:style-name="P11"><text:span text:style-name="T75">RewriteBase /htaccess_url_rewrite_blog/</text:span></text:p>
      <text:p text:style-name="P11"><text:span text:style-name="T75">RewriteRule ^([A-Za-z0-9-]+)/?$ <text:s text:c="3"/>get_archives_by_year.php?year=$1 </text:span></text:p>
      <text:p text:style-name="P11"><text:span text:style-name="T73">Here year=2010</text:span></text:p>
      <text:p text:style-name="P22"/>
      <text:p text:style-name="P11"><text:span text:style-name="T73">8) FOUR DIGIT NUMBER OR Topic name:</text:span></text:p>
      <text:p text:style-name="P22"/>
      <text:p text:style-name="P11"><text:span text:style-name="T73">URL 1: </text:span><text:a xlink:type="simple" xlink:href="http://localhost/htaccess_url_rewrite_blog/2222/" text:style-name="ListLabel_20_166" text:visited-style-name="ListLabel_20_166"><text:span text:style-name="ListLabel_20_11"><text:span text:style-name="T72">http://localhost/htaccess_url_rewrite_blog/2222/</text:span></text:span></text:a></text:p>
      <text:p text:style-name="P11"><text:span text:style-name="T73">URL 2: </text:span><text:a xlink:type="simple" xlink:href="http://localhost/htaccess_url_rewrite_blog/himel/" text:style-name="ListLabel_20_166" text:visited-style-name="ListLabel_20_166"><text:span text:style-name="ListLabel_20_11"><text:span text:style-name="T72">http://localhost/htaccess_url_rewrite_blog/himel/</text:span></text:span></text:a></text:p>
      <text:p text:style-name="P22"/>
      <text:p text:style-name="P11"><text:span text:style-name="T73">Create .htaccess file:</text:span></text:p>
      <text:p text:style-name="P22"/>
      <text:p text:style-name="P11"><text:span text:style-name="T75">#multiple Rule [NC = Not Casecensitive , L= Last]</text:span></text:p>
      <text:p text:style-name="P11"><text:span text:style-name="T75"><text:tab/>RewriteRule ^([0-9]{4})/?$ <text:s text:c="3"/>get_archives_by_year.php?year=$1 [NC,L] <text:s text:c="3"/></text:span></text:p>
      <text:p text:style-name="P11"><text:span text:style-name="T75">---- &gt; Here Fore Digit Number</text:span></text:p>
      <text:p text:style-name="P11"><text:span text:style-name="T75"><text:tab/>RewriteRule ^([A-Za-z0-9-]+)/?$ get_archives_by_topic.php?topic_name=$1 <text:s text:c="3"/>[NC,L]</text:span></text:p>
      <text:p text:style-name="P18"/>
      <text:p text:style-name="P11"><text:span text:style-name="T75">---→ Topic name only</text:span></text:p>
      <text:p text:style-name="P18"/>
      <text:p text:style-name="P11"><text:span text:style-name="T98">[NB: if <text:s/>we get 4 digit number a a value then redirect "get_archives_by_year.php" FILE OR if we get NAME as a value then redirect "get_archives_by_topic.php" FILE ]</text:span></text:p>
      <text:p text:style-name="P23"/>
      <text:p text:style-name="P11"><text:span text:style-name="T98">9)</text:span></text:p>
      <text:p text:style-name="P11"><text:span text:style-name="T54">To redirect an old domain to a new domain:</text:span></text:p>
      <text:p text:style-name="P11"><text:soft-page-break/><text:span text:style-name="T55">Usefull link: </text:span><text:span text:style-name="T58">https://www.inmotionhosting.com/support/website/redirects/setting-up-a-301-permanent-redirect-via-htaccess</text:span></text:p>
      <text:p text:style-name="P24"/>
      <text:p text:style-name="P11"><text:span text:style-name="T59">RewriteCond %{HTTP_HOST} <text:s/>^old_domain.com [NC]</text:span></text:p>
      <text:p text:style-name="P11"><text:span text:style-name="T59">RewriteRule ^(.*)$ <text:s/></text:span><text:a xlink:type="simple" xlink:href="http://www.new_domain.com/$1" text:style-name="ListLabel_20_167" text:visited-style-name="ListLabel_20_167"><text:span text:style-name="ListLabel_20_12"><text:span text:style-name="T61">http://www.new_domain.com/$1</text:span></text:span></text:a><text:span text:style-name="T59"> [L,R=301]</text:span></text:p>
      <text:p text:style-name="P25"/>
      <text:p text:style-name="P11"><text:span text:style-name="T54">To redirect all requests missing "www" (yes www):</text:span></text:p>
      <text:p text:style-name="P24"/>
      <text:p text:style-name="P11"><text:span text:style-name="T59">RewriteCond %{HTTP_HOST} ^domain.com [NC]</text:span></text:p>
      <text:p text:style-name="P11"><text:span text:style-name="T59">RewriteRule ^(.*)$ </text:span><text:a xlink:type="simple" xlink:href="http://www.domain.com/$1" text:style-name="ListLabel_20_167" text:visited-style-name="ListLabel_20_167"><text:span text:style-name="ListLabel_20_12"><text:span text:style-name="T61">http://www.domain.com/$1</text:span></text:span></text:a><text:span text:style-name="T59"> [L,R=301]</text:span></text:p>
      <text:p text:style-name="P24"/>
      <text:p text:style-name="P11"><text:span text:style-name="T54">To redirect all requests with "www" (no www):</text:span></text:p>
      <text:p text:style-name="P24"/>
      <text:p text:style-name="P11"><text:span text:style-name="T59">RewriteCond %{HTTP_HOST} ^www.domain.com [NC]</text:span></text:p>
      <text:p text:style-name="P11"><text:span text:style-name="T59">RewriteRule ^(.*)$ </text:span><text:a xlink:type="simple" xlink:href="http://domain.com/$1" text:style-name="ListLabel_20_167" text:visited-style-name="ListLabel_20_167"><text:span text:style-name="ListLabel_20_12"><text:span text:style-name="T61">http://domain.com/$1</text:span></text:span></text:a><text:span text:style-name="T59"> [L,R=301]</text:span></text:p>
      <text:p text:style-name="P24"/>
      <text:p text:style-name="P11"><text:span text:style-name="T60">Redirect old page to new page:</text:span></text:p>
      <text:p text:style-name="P24"/>
      <text:p text:style-name="P11"><text:span text:style-name="T59">RewriteRule ^old-url.htm$ <text:s/></text:span><text:a xlink:type="simple" xlink:href="http://www.domain.com/new-url.htm" text:style-name="ListLabel_20_167" text:visited-style-name="ListLabel_20_167"><text:span text:style-name="ListLabel_20_12"><text:span text:style-name="T61">http://www.domain.com/new-url.htm</text:span></text:span></text:a><text:span text:style-name="T59"> [NC,R=301,L]</text:span></text:p>
      <text:p text:style-name="P24"/>
      <text:p text:style-name="P24"/>
      <text:p text:style-name="P24"/>
      <text:p text:style-name="P32"><text:span text:style-name="T4">YouTube Tutorial: (</text:span><text:span text:style-name="T5">htaccess Crash Course </text:span><text:span text:style-name="T4">):</text:span></text:p>
      <text:p text:style-name="P32"><text:span text:style-name="T26">Tutorial 1</text:span><text:span text:style-name="T40">:</text:span></text:p>
      <text:p text:style-name="P34"><text:span text:style-name="T13">i) </text:span><text:span text:style-name="T41">SET Directory:</text:span></text:p>
      <text:p text:style-name="P34"><text:span text:style-name="T21">syntax: <text:s/>DirectoryIndex default.html index.html index.php</text:span></text:p>
      <text:p text:style-name="P34"><text:span text:style-name="T16">ii)</text:span><text:span text:style-name="T17"> </text:span><text:span text:style-name="T16">Assigne error message(specfy as many as needed):</text:span></text:p>
      <text:p text:style-name="P34"><draw:frame draw:style-name="fr1" draw:name="Object1" text:anchor-type="as-char" svg:width="6.0563in" svg:height="1.3634in" draw:z-index="0"><draw:object-ole xlink:href="./Obj110" xlink:type="simple" xlink:show="embed" xlink:actuate="onLoad"/><draw:image xlink:href="./ObjectReplacements/Obj110" xlink:type="simple" xlink:show="embed" xlink:actuate="onLoad"/></draw:frame></text:p>
      <text:p text:style-name="P33"/>
      <text:p text:style-name="P33"/>
      <text:p text:style-name="P33"/>
      <text:p text:style-name="P32"><text:span text:style-name="T26">Tutorial 2:</text:span></text:p>
      <text:p text:style-name="P32"><text:span text:style-name="T13">iii) Enable/ Disable Directory browsing:</text:span></text:p>
      <text:p text:style-name="P32"><text:soft-page-break/><text:span text:style-name="T26">that creat error 404/403/401</text:span></text:p>
      <text:p text:style-name="P32"><draw:frame draw:style-name="fr1" draw:name="Object2" text:anchor-type="as-char" svg:width="5.328in" svg:height="1.328in" draw:z-index="1"><draw:object-ole xlink:href="./Obj111" xlink:type="simple" xlink:show="embed" xlink:actuate="onLoad"/><draw:image xlink:href="./ObjectReplacements/Obj111" xlink:type="simple" xlink:show="embed" xlink:actuate="onLoad"/></draw:frame></text:p>
      <text:p text:style-name="P32"><text:span text:style-name="T26">.htaccess:</text:span></text:p>
      <text:p text:style-name="P11"><text:span text:style-name="T31">DirectoryIndex xyx.html (unknown directory)</text:span></text:p>
      <text:p text:style-name="P13"/>
      <text:p text:style-name="P11"><text:span text:style-name="T33"># if Error SHow AND forword error page</text:span></text:p>
      <text:p text:style-name="P11"><text:span text:style-name="T31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71">http://localhost:7331/htaccess_crash_course/error/error404.php</text:span></text:span></text:a></text:p>
      <text:p text:style-name="P11"><text:span text:style-name="T31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71">http://localhost:7331/htaccess_crash_course/error/error403.php</text:span></text:span></text:a></text:p>
      <text:p text:style-name="P15"/>
      <text:p text:style-name="P11"><text:span text:style-name="T33"># Directory Browsing off:</text:span></text:p>
      <text:p text:style-name="P11"><text:span text:style-name="T31">Options –Indexes</text:span></text:p>
      <text:p text:style-name="P16"/>
      <text:p text:style-name="P11"><text:span text:style-name="T16">iv)</text:span><text:span text:style-name="T13">Hide File in Directory Browsing</text:span><text:span text:style-name="T40">:</text:span></text:p>
      <text:p text:style-name="P16"/>
      <text:p text:style-name="P11"><draw:frame draw:style-name="fr1" draw:name="Object3" text:anchor-type="as-char" svg:width="6.0402in" svg:height="0.5201in" draw:z-index="2"><draw:object-ole xlink:href="./Obj112" xlink:type="simple" xlink:show="embed" xlink:actuate="onLoad"/><draw:image xlink:href="./ObjectReplacements/Obj112" xlink:type="simple" xlink:show="embed" xlink:actuate="onLoad"/></draw:frame></text:p>
      <text:p text:style-name="P34"><text:span text:style-name="T31">DirectoryIndex xyx.html (wring File that not exists)</text:span></text:p>
      <text:p text:style-name="P34"><text:span text:style-name="T31">#Hide Files in Directory Browsing</text:span></text:p>
      <text:p text:style-name="P34"><text:span text:style-name="T31">IndexIgnore *</text:span></text:p>
      <text:p text:style-name="P35"/>
      <text:p text:style-name="P34"><text:span text:style-name="T43">v) </text:span><text:span text:style-name="T45">Block/Allow access IP address</text:span><text:span text:style-name="T43">:</text:span><text:span text:style-name="T44"> </text:span><text:span text:style-name="T31">(this code allow and block span website in access our site)</text:span></text:p>
      <text:p text:style-name="P34"><draw:frame draw:style-name="fr1" draw:name="Object4" text:anchor-type="as-char" svg:width="6.2402in" svg:height="0.8161in" draw:z-index="3"><draw:object-ole xlink:href="./Obj113" xlink:type="simple" xlink:show="embed" xlink:actuate="onLoad"/><draw:image xlink:href="./ObjectReplacements/Obj113" xlink:type="simple" xlink:show="embed" xlink:actuate="onLoad"/></draw:frame></text:p>
      <text:p text:style-name="P18"/>
      <text:p text:style-name="P20"/>
      <text:p text:style-name="P20"/>
      <text:p text:style-name="P11"><text:span text:style-name="T100">Tutorial 3:</text:span></text:p>
      <text:p text:style-name="P20"/>
      <text:p text:style-name="P11"><text:span text:style-name="T101">vi)RedirectURL:</text:span></text:p>
      <text:p text:style-name="P11"><text:soft-page-break/><draw:frame draw:style-name="fr1" draw:name="Object5" text:anchor-type="as-char" svg:width="6.2402in" svg:height="0.8563in" draw:z-index="4"><draw:object-ole xlink:href="./Obj114" xlink:type="simple" xlink:show="embed" xlink:actuate="onLoad"/><draw:image xlink:href="./ObjectReplacements/Obj114" xlink:type="simple" xlink:show="embed" xlink:actuate="onLoad"/></draw:frame></text:p>
      <text:p text:style-name="P20"/>
      <text:p text:style-name="P11"><text:span text:style-name="T100">Example: into .htaccess</text:span></text:p>
      <text:p text:style-name="P36"><text:span text:style-name="T31">#Creae Default Directory…</text:span></text:p>
      <text:p text:style-name="P36"><text:span text:style-name="T31">DirectoryIndex index.html index.php</text:span></text:p>
      <text:p text:style-name="P37"/>
      <text:p text:style-name="P36"><text:span text:style-name="T31"># if Error SHow AND forword error page</text:span></text:p>
      <text:p text:style-name="P36"><text:span text:style-name="T31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71">http://localhost:7331/htaccess_crash_course/error/error404.php</text:span></text:span></text:a></text:p>
      <text:p text:style-name="P36"><text:span text:style-name="T31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71">http://localhost:7331/htaccess_crash_course/error/error403.php</text:span></text:span></text:a></text:p>
      <text:p text:style-name="P37"/>
      <text:p text:style-name="P36"><text:span text:style-name="T31">#Hide Files in Directory Browsing</text:span></text:p>
      <text:p text:style-name="P36"><text:span text:style-name="T31">IndexIgnore *</text:span></text:p>
      <text:p text:style-name="P37"/>
      <text:p text:style-name="P36"><text:span text:style-name="T102">RewriteEngine On</text:span></text:p>
      <text:p text:style-name="P36"><text:span text:style-name="T102">RewriteBase /htaccess_crash_course/</text:span></text:p>
      <text:p text:style-name="P38"/>
      <text:p text:style-name="P36"><text:span text:style-name="T102">RewriteRule ^example.php$ default.html [R=301]</text:span></text:p>
      <text:p text:style-name="P16"/>
      <text:p text:style-name="P11"><text:span text:style-name="T16">vii) Block Access from specific refer:</text:span><text:span text:style-name="T17"> <text:s/></text:span></text:p>
      <text:p text:style-name="P11"><text:span text:style-name="T42">(you can block span that have come from youtube or fb etc)</text:span></text:p>
      <text:p text:style-name="P11"><draw:frame draw:style-name="fr1" draw:name="Object6" text:anchor-type="as-char" svg:width="6.2402in" svg:height="1.1201in" draw:z-index="5"><draw:object-ole xlink:href="./Obj115" xlink:type="simple" xlink:show="embed" xlink:actuate="onLoad"/><draw:image xlink:href="./ObjectReplacements/Obj115" xlink:type="simple" xlink:show="embed" xlink:actuate="onLoad"/></draw:frame></text:p>
      <text:p text:style-name="P14"/>
      <text:p text:style-name="P11"><text:span text:style-name="T21">viii) </text:span></text:p>
      <text:p text:style-name="P11"><text:span text:style-name="T21">If” mod_rewrite” is off in the ‘http_conf’ file then we must able this file in .htaccess</text:span></text:p>
      <text:p text:style-name="P14"/>
      <text:p text:style-name="P11"><text:span text:style-name="T21">Example: </text:span></text:p>
      <text:p text:style-name="P14"/>
      <text:p text:style-name="P11"><text:span text:style-name="T103">&lt;ifModule mod_rewrite.c&gt;</text:span></text:p>
      <text:p text:style-name="P11"><text:span text:style-name="T21"><text:tab/>RewriteEngine On</text:span></text:p>
      <text:p text:style-name="P11"><text:span text:style-name="T21"><text:tab/>RewriteRule ^example.php$ default.html [R=301]</text:span></text:p>
      <text:p text:style-name="P11"><text:span text:style-name="T103">&lt;/ifModule&gt;</text:span></text:p>
      <text:p text:style-name="P27"/>
      <text:p text:style-name="P26"/>
      <text:p text:style-name="P11"><text:span text:style-name="T47">viii) Redirect Domain Name without “www” prefix:</text:span></text:p>
      <text:p text:style-name="P26"/>
      <text:p text:style-name="P11"><text:span text:style-name="T49">if your site isn’t start with </text:span><text:span text:style-name="T51">www</text:span><text:span text:style-name="T52"> </text:span><text:span text:style-name="T49">but user input </text:span><text:a xlink:type="simple" xlink:href="http://www.xyz.com/" text:style-name="ListLabel_20_169" text:visited-style-name="ListLabel_20_169"><text:span text:style-name="ListLabel_20_14"><text:span text:style-name="T85">www.xyz.com</text:span></text:span></text:a><text:span text:style-name="T49"> then it redirect to </text:span><text:span text:style-name="T51">xyz.com</text:span></text:p>
      <text:p text:style-name="P11"><text:span text:style-name="T51">example:</text:span></text:p>
      <text:p text:style-name="P26"><text:soft-page-break/></text:p>
      <text:p text:style-name="P26"/>
      <text:p text:style-name="P11"><draw:frame draw:style-name="fr1" draw:name="Object7" text:anchor-type="as-char" svg:width="6.2402in" svg:height="0.8083in" draw:z-index="6"><draw:object-ole xlink:href="./Obj116" xlink:type="simple" xlink:show="embed" xlink:actuate="onLoad"/><draw:image xlink:href="./ObjectReplacements/Obj116" xlink:type="simple" xlink:show="embed" xlink:actuate="onLoad"/></draw:frame></text:p>
      <text:p text:style-name="P11"><text:span text:style-name="T49">if your site is start with </text:span><text:span text:style-name="T51">www</text:span><text:span text:style-name="T52"> </text:span><text:span text:style-name="T49">but user input </text:span><text:a xlink:type="simple" xlink:href="http://www.xyz.com/" text:style-name="ListLabel_20_169" text:visited-style-name="ListLabel_20_169"><text:span text:style-name="ListLabel_20_14"><text:span text:style-name="T85">xyz.com</text:span></text:span></text:a><text:span text:style-name="T49"> then it redirect to </text:span><text:a xlink:type="simple" xlink:href="http://www.xyz.com/" text:style-name="ListLabel_20_171" text:visited-style-name="ListLabel_20_171"><text:span text:style-name="ListLabel_20_16"><text:span text:style-name="T50">www.</text:span></text:span></text:a><text:a xlink:type="simple" xlink:href="http://www.xyz.com/" text:style-name="ListLabel_20_171" text:visited-style-name="ListLabel_20_171"><text:span text:style-name="ListLabel_20_16"><text:span text:style-name="T53">xyz.com</text:span></text:span></text:a></text:p>
      <text:p text:style-name="P11"><text:span text:style-name="T51">example:</text:span></text:p>
      <text:p text:style-name="P26"/>
      <text:p text:style-name="P11"><draw:frame draw:style-name="fr1" draw:name="Object8" text:anchor-type="as-char" svg:width="6.2402in" svg:height="0.7681in" draw:z-index="7"><draw:object-ole xlink:href="./Obj117" xlink:type="simple" xlink:show="embed" xlink:actuate="onLoad"/><draw:image xlink:href="./ObjectReplacements/Obj117" xlink:type="simple" xlink:show="embed" xlink:actuate="onLoad"/></draw:frame></text:p>
      <text:p text:style-name="P26"/>
      <text:p text:style-name="P11"><text:span text:style-name="T53">iX) Remove index.php</text:span></text:p>
      <text:p text:style-name="P26"/>
      <text:p text:style-name="P17"><text:span text:style-name="T19">Create .</text:span><text:span text:style-name="T25">htaccess</text:span><text:span text:style-name="T19">:</text:span></text:p>
      <text:p text:style-name="P29"><text:span text:style-name="T27">RewriteEngine On</text:span></text:p>
      <text:p text:style-name="P29"><text:span text:style-name="T27">#not important RewriteBase every time</text:span></text:p>
      <text:p text:style-name="P29"><text:span text:style-name="T27">RewriteBase /htaccess_rewrite_url/</text:span></text:p>
      <text:p text:style-name="P29"><text:span text:style-name="T27"># ture and false file(!-f) and directory(!-d) (^-carat)</text:span></text:p>
      <text:p text:style-name="P29"><text:span text:style-name="T27">RewriteCond %{REQUEST_FILENAME} !-f</text:span></text:p>
      <text:p text:style-name="P29"><text:span text:style-name="T27">RewriteCond %{REQUEST_FILENAME} !-d</text:span></text:p>
      <text:p text:style-name="P29"><text:span text:style-name="T21">#</text:span><text:span text:style-name="T27">htaccess_rewrite_url/abc/def/gf</text:span></text:p>
      <text:p text:style-name="P29"><text:span text:style-name="T27">RewriteRule ^(.*)$ index.php?url=$1 [QSA,L]</text:span></text:p>
      <text:p text:style-name="P30"/>
      <text:p text:style-name="P29"><text:span text:style-name="T26">Then index.php:</text:span></text:p>
      <text:p text:style-name="P29"><text:span text:style-name="T27">if(isset($_GET['url']))</text:span></text:p>
      <text:p text:style-name="P29"><text:span text:style-name="T27"><text:tab/>{</text:span></text:p>
      <text:p text:style-name="P29"><text:span text:style-name="T27"><text:tab/><text:tab/>echo "&lt;pre&gt;";</text:span></text:p>
      <text:p text:style-name="P29"><text:span text:style-name="T27"><text:tab/><text:tab/>print_r($_GET);</text:span></text:p>
      <text:p text:style-name="P29"><text:span text:style-name="T27"><text:tab/><text:tab/> $url = $_GET['url'];</text:span></text:p>
      <text:p text:style-name="P29"><text:span text:style-name="T27"><text:tab/><text:tab/>$url = explode("/",$url);</text:span></text:p>
      <text:p text:style-name="P29"><text:span text:style-name="T27"><text:tab/><text:tab/>print_r($url);</text:span></text:p>
      <text:p text:style-name="P29"><text:span text:style-name="T27"><text:tab/>}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29"><text:span text:style-name="T26">Tutorial: 5</text:span></text:p>
      <text:p text:style-name="P31"/>
      <text:p text:style-name="P29"><text:span text:style-name="T41">X) Enable gZip Compression:</text:span></text:p>
      <text:p text:style-name="P31"/>
      <text:p text:style-name="P29"><text:soft-page-break/><draw:frame draw:style-name="fr1" draw:name="Object9" text:anchor-type="as-char" svg:width="6.2402in" svg:height="1.7681in" draw:z-index="8"><draw:object-ole xlink:href="./Obj118" xlink:type="simple" xlink:show="embed" xlink:actuate="onLoad"/><draw:image xlink:href="./ObjectReplacements/Obj118" xlink:type="simple" xlink:show="embed" xlink:actuate="onLoad"/></draw:frame></text:p>
      <text:p text:style-name="P31"/>
      <text:p text:style-name="P29"><text:span text:style-name="T41">Xi) Leverage Browser caching:</text:span></text:p>
      <text:p text:style-name="P31"/>
      <text:p text:style-name="P29"><draw:frame draw:style-name="fr1" draw:name="Object10" text:anchor-type="as-char" svg:width="6.2402in" svg:height="1.8244in" draw:z-index="9"><draw:object-ole xlink:href="./Obj119" xlink:type="simple" xlink:show="embed" xlink:actuate="onLoad"/><draw:image xlink:href="./ObjectReplacements/Obj119" xlink:type="simple" xlink:show="embed" xlink:actuate="onLoad"/></draw:frame></text:p>
      <text:p text:style-name="P30"/>
      <text:p text:style-name="P11"/>
      <text:p text:style-name="P11"/>
      <text:p text:style-name="P28"/>
      <text:p text:style-name="P11"><text:span text:style-name="T95">Previous Beta.mylighthost .htaccess file:</text:span></text:p>
      <text:p text:style-name="P11"><text:span text:style-name="T96">ErrorDocument 404 https://beta.mylighthost.com/404.html</text:span></text:p>
      <text:p text:style-name="P11"><text:span text:style-name="T96">RewriteEngine on</text:span></text:p>
      <text:p text:style-name="P11"><text:span text:style-name="T96">RewriteBase /</text:span></text:p>
      <text:p text:style-name="P28"/>
      <text:p text:style-name="P11"><text:span text:style-name="T96">RewriteCond %{REQUEST_FILENAME} !-f</text:span></text:p>
      <text:p text:style-name="P11"><text:span text:style-name="T96">RewriteRule ^(.*[^/])$ /$1/ [L,R=301] # &lt;- for test, for prod use [L,R=301]</text:span></text:p>
      <text:p text:style-name="P28"/>
      <text:p text:style-name="P28"/>
      <text:p text:style-name="P11"><text:span text:style-name="T96">#RewriteRule ^([a-zA-Z0-9]+|)/?$ index.php?cat=$1 [QSA]</text:span></text:p>
      <text:p text:style-name="P28"/>
      <text:p text:style-name="P11"><text:span text:style-name="T96">RewriteRule ^(cloud-hosting|web-hosting|reseller|cloud|vps|dedicated|domain|promotions|comparison)/?$ index.php?cat=$1 [L]</text:span></text:p>
      <text:p text:style-name="P11"><text:span text:style-name="T96">RewriteRule ^reseller/(usa|uk|germany)/?$ index.php?cat=reseller&amp;page=$1 [L]</text:span></text:p>
      <text:p text:style-name="P11"><text:span text:style-name="T96">RewriteRule ^cloud/(hosting|germany)/?$ index.php?cat=cloud&amp;page=$1 [L]</text:span></text:p>
      <text:p text:style-name="P11"><text:span text:style-name="T96">RewriteRule ^domain/([a-zA-Z0-9_.]+)/?$ index.php?cat=domain&amp;tld=$1 [NC,QSA]</text:span></text:p>
      <text:p text:style-name="P11"><text:span text:style-name="T96">RewriteRule ^domain/tld/([a-zA-Z]+)/?$ index.php?cat=domain&amp;category=$1 [NC,QSA]</text:span></text:p>
      <text:p text:style-name="P28"/>
      <text:list xml:id="list304116038" text:style-name="WWNum1">
        <text:list-item>
          <text:list>
            <text:list-item>
              <text:h text:style-name="P43" text:outline-level="2"><text:span text:style-name="T97">htaccess flag list</text:span></text:h>
            </text:list-item>
          </text:list>
        </text:list-item>
      </text:list>
      <text:list xml:id="list2170336831" text:style-name="WWNum2">
        <text:list-item>
          <text:p text:style-name="P39"><text:span text:style-name="T96">C (chained with next rule) </text:span></text:p>
        </text:list-item>
        <text:list-item>
          <text:p text:style-name="P39"><text:span text:style-name="T96">CO=cookie (set specified cookie) </text:span></text:p>
        </text:list-item>
        <text:list-item>
          <text:p text:style-name="P39"><text:span text:style-name="T96">E=var:value (set environment variable var to value) </text:span></text:p>
        </text:list-item>
        <text:list-item>
          <text:p text:style-name="P39"><text:span text:style-name="T96">F (forbidden - sends a 403 header to the user) </text:span></text:p>
        </text:list-item>
        <text:list-item>
          <text:p text:style-name="P39"><text:soft-page-break/><text:span text:style-name="T96">G (gone - no longer exists) </text:span></text:p>
        </text:list-item>
        <text:list-item>
          <text:p text:style-name="P39"><text:span text:style-name="T96">H=handler (set handler) </text:span></text:p>
        </text:list-item>
        <text:list-item>
          <text:p text:style-name="P41"><text:span text:style-name="Strong_20_Emphasis"><text:span text:style-name="T96">L (last - stop processing rules)</text:span></text:span><text:span text:style-name="T96"> </text:span></text:p>
        </text:list-item>
      </text:list>
      <text:p text:style-name="Quotations"><text:span text:style-name="T96">Last rule: instructs the server to stop rewriting after the preceding directive is processed.</text:span></text:p>
      <text:list xml:id="list3227025239" text:style-name="WWNum3">
        <text:list-item>
          <text:p text:style-name="P40"><text:span text:style-name="T96">N (next - continue processing rules) </text:span></text:p>
        </text:list-item>
        <text:list-item>
          <text:p text:style-name="P40"><text:span text:style-name="T96">NC (case insensitive) </text:span></text:p>
        </text:list-item>
        <text:list-item>
          <text:p text:style-name="P40"><text:span text:style-name="T96">NE (do not escape special URL characters in output) </text:span></text:p>
        </text:list-item>
        <text:list-item>
          <text:p text:style-name="P40"><text:span text:style-name="T96">NS (ignore this rule if the request is a subrequest) </text:span></text:p>
        </text:list-item>
        <text:list-item>
          <text:p text:style-name="P40"><text:span text:style-name="T96">P (proxy - i.e., apache should grab the remote content specified in the substitution section and return it) </text:span></text:p>
        </text:list-item>
        <text:list-item>
          <text:p text:style-name="P40"><text:span text:style-name="T96">PT (pass through - use when processing URLs with additional handlers, e.g., mod_alias) </text:span></text:p>
        </text:list-item>
        <text:list-item>
          <text:p text:style-name="P40"><text:span text:style-name="T96">R (temporary redirect to new URL) </text:span></text:p>
        </text:list-item>
        <text:list-item>
          <text:p text:style-name="P40"><text:span text:style-name="T96">R=301 (permanent redirect to new URL) </text:span></text:p>
        </text:list-item>
        <text:list-item>
          <text:p text:style-name="P40"><text:span text:style-name="T96">QSA (append query string from request to substituted URL) </text:span></text:p>
        </text:list-item>
        <text:list-item>
          <text:p text:style-name="P40"><text:span text:style-name="T96">S=x (skip next x rules) </text:span></text:p>
        </text:list-item>
        <text:list-item>
          <text:p text:style-name="P42"><text:span text:style-name="T96">T=mime-type (force specified mime type) </text:span></text:p>
        </text:list-item>
      </text:list>
      <text:p text:style-name="Text_20_body"><text:span text:style-name="T96">Flags are added to the end of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563c1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color="#000000" style:font-name="Calibri" fo:font-family="Calibri" style:font-family-generic="roman" style:font-pitch="variable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1" style:display-name="ListLabel 3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32" style:display-name="ListLabel 3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48" style:display-name="ListLabel 4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49" style:display-name="ListLabel 4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50" style:display-name="ListLabel 5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52" style:display-name="ListLabel 5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68" style:display-name="ListLabel 6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69" style:display-name="ListLabel 6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70" style:display-name="ListLabel 7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1" style:display-name="ListLabel 7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72" style:display-name="ListLabel 7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88" style:display-name="ListLabel 8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89" style:display-name="ListLabel 8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90" style:display-name="ListLabel 9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1" style:display-name="ListLabel 9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26" style:display-name="ListLabel 126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127" style:display-name="ListLabel 1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28" style:display-name="ListLabel 128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9" style:display-name="ListLabel 129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0" style:display-name="ListLabel 130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64" style:display-name="ListLabel 164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fo:background-color="#ffffff"/>
    </style:style>
    <style:style style:name="ListLabel_20_165" style:display-name="ListLabel 16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fo:background-color="#ffffff"/>
    </style:style>
    <style:style style:name="ListLabel_20_166" style:display-name="ListLabel 166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7" style:display-name="ListLabel 167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68" style:display-name="ListLabel 168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26:34.210593291</meta:creation-date>
    <dc:language>en-US</dc:language>
    <meta:print-date>2019-11-03T02:02:35</meta:print-date>
    <dc:date>2020-01-04T17:21:43.065892447</dc:date>
    <meta:editing-cycles>79</meta:editing-cycles>
    <meta:editing-duration>PT16H25M56S</meta:editing-duration>
    <meta:generator>LibreOffice/6.0.7.3$Linux_X86_64 LibreOffice_project/00m0$Build-3</meta:generator>
    <meta:document-statistic meta:table-count="0" meta:image-count="0" meta:object-count="10" meta:page-count="11" meta:paragraph-count="252" meta:word-count="1312" meta:character-count="11898" meta:non-whitespace-character-count="106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